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2a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1e1ff"/>
    </style:style>
    <style:style style:name="P4" style:family="paragraph" style:parent-style-name="Text_20_body">
      <style:paragraph-properties fo:text-align="justify" style:justify-single-word="false"/>
      <style:text-properties officeooo:paragraph-rsid="00240edd"/>
    </style:style>
    <style:style style:name="P5" style:family="paragraph" style:parent-style-name="Text_20_body">
      <style:paragraph-properties fo:text-align="justify" style:justify-single-word="false"/>
      <style:text-properties officeooo:paragraph-rsid="002031e4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 style:list-style-name="L1">
      <style:text-properties officeooo:paragraph-rsid="00251182"/>
    </style:style>
    <style:style style:name="P9" style:family="paragraph" style:parent-style-name="Text_20_body">
      <style:text-properties officeooo:paragraph-rsid="00282bf7"/>
    </style:style>
    <style:style style:name="P10" style:family="paragraph" style:parent-style-name="Text_20_body">
      <style:paragraph-properties fo:text-align="justify" style:justify-single-word="false"/>
      <style:text-properties officeooo:paragraph-rsid="0021e1ff"/>
    </style:style>
    <style:style style:name="P11" style:family="paragraph" style:parent-style-name="Text_20_body">
      <style:text-properties officeooo:paragraph-rsid="0029363f"/>
    </style:style>
    <style:style style:name="P12" style:family="paragraph" style:parent-style-name="Text_20_body">
      <style:text-properties officeooo:paragraph-rsid="002a973c"/>
    </style:style>
    <style:style style:name="P13" style:family="paragraph" style:parent-style-name="Text_20_body">
      <style:text-properties officeooo:paragraph-rsid="00240edd"/>
    </style:style>
    <style:style style:name="P14" style:family="paragraph" style:parent-style-name="Text_20_body" style:list-style-name="L4">
      <style:text-properties officeooo:paragraph-rsid="002a973c"/>
    </style:style>
    <style:style style:name="P15" style:family="paragraph" style:parent-style-name="Text_20_body" style:list-style-name="L6">
      <style:text-properties officeooo:paragraph-rsid="002a973c"/>
    </style:style>
    <style:style style:name="P16" style:family="paragraph" style:parent-style-name="Text_20_body">
      <style:text-properties officeooo:paragraph-rsid="002bb5c1"/>
    </style:style>
    <style:style style:name="P17" style:family="paragraph" style:parent-style-name="Standard" style:list-style-name="L2">
      <style:text-properties officeooo:paragraph-rsid="001f2a00"/>
    </style:style>
    <style:style style:name="P18" style:family="paragraph" style:parent-style-name="Heading_20_2">
      <style:text-properties officeooo:paragraph-rsid="002031e4"/>
    </style:style>
    <style:style style:name="P19" style:family="paragraph" style:parent-style-name="Heading_20_2">
      <style:text-properties officeooo:paragraph-rsid="0029363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officeooo:paragraph-rsid="002031e4"/>
    </style:style>
    <style:style style:name="P23" style:family="paragraph" style:parent-style-name="Heading_20_3">
      <style:text-properties officeooo:paragraph-rsid="0021e1f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4"><text:a xlink:type="simple" xlink:href="#__RefHeading__545_178293673" text:style-name="Index_20_Link" text:visited-style-name="Index_20_Link"><text:s/>1 Introdução<text:tab/>2</text:a></text:p>
          <text:p text:style-name="P21"><text:a xlink:type="simple" xlink:href="#__RefHeading__867_178293673" text:style-name="Index_20_Link" text:visited-style-name="Index_20_Link"><text:s/>1.1 Propósito<text:tab/>2</text:a></text:p>
          <text:p text:style-name="P21"><text:a xlink:type="simple" xlink:href="#__RefHeading__869_178293673" text:style-name="Index_20_Link" text:visited-style-name="Index_20_Link"><text:s/>1.2 Escopo<text:tab/>2</text:a></text:p>
          <text:p text:style-name="P21"><text:a xlink:type="simple" xlink:href="#__RefHeading__316_1718199057" text:style-name="Index_20_Link" text:visited-style-name="Index_20_Link"><text:s/>1.3 Visão Geral do Produto<text:tab/>2</text:a></text:p>
          <text:p text:style-name="P25"><text:a xlink:type="simple" xlink:href="#__RefHeading__318_1718199057" text:style-name="Index_20_Link" text:visited-style-name="Index_20_Link"><text:s/>1.3.1 Perspectiva do produto<text:tab/>2</text:a></text:p>
          <text:p text:style-name="P25"><text:a xlink:type="simple" xlink:href="#__RefHeading__320_1718199057" text:style-name="Index_20_Link" text:visited-style-name="Index_20_Link"><text:s/>1.3.2 Funções do produto<text:tab/>2</text:a></text:p>
          <text:p text:style-name="P25"><text:a xlink:type="simple" xlink:href="#__RefHeading__322_1718199057" text:style-name="Index_20_Link" text:visited-style-name="Index_20_Link"><text:s/>1.3.3 Características dos usuários<text:tab/>2</text:a></text:p>
          <text:p text:style-name="P25"><text:a xlink:type="simple" xlink:href="#__RefHeading__324_1718199057" text:style-name="Index_20_Link" text:visited-style-name="Index_20_Link"><text:s/>1.3.4 Restrições<text:tab/>2</text:a></text:p>
          <text:p text:style-name="P21"><text:a xlink:type="simple" xlink:href="#__RefHeading__326_1718199057" text:style-name="Index_20_Link" text:visited-style-name="Index_20_Link"><text:s/>1.4 Definições<text:tab/>3</text:a></text:p>
          <text:p text:style-name="P24"><text:a xlink:type="simple" xlink:href="#__RefHeading__755_178293673" text:style-name="Index_20_Link" text:visited-style-name="Index_20_Link"><text:s/>2 Referências<text:tab/>3</text:a></text:p>
          <text:p text:style-name="P24"><text:a xlink:type="simple" xlink:href="#__RefHeading__757_178293673" text:style-name="Index_20_Link" text:visited-style-name="Index_20_Link"><text:s/>3 Especificação de Requisitos<text:tab/>3</text:a></text:p>
          <text:p text:style-name="P21"><text:a xlink:type="simple" xlink:href="#__RefHeading__873_178293673" text:style-name="Index_20_Link" text:visited-style-name="Index_20_Link"><text:s/>3.1 Interfaces externas<text:tab/>3</text:a></text:p>
          <text:p text:style-name="P21"><text:a xlink:type="simple" xlink:href="#__RefHeading__875_178293673" text:style-name="Index_20_Link" text:visited-style-name="Index_20_Link"><text:s/>3.2 Funções<text:tab/>3</text:a></text:p>
          <text:p text:style-name="P21"><text:a xlink:type="simple" xlink:href="#__RefHeading__877_178293673" text:style-name="Index_20_Link" text:visited-style-name="Index_20_Link"><text:s/>3.3 Requisitos de usabilidade<text:tab/>3</text:a></text:p>
          <text:p text:style-name="P21"><text:a xlink:type="simple" xlink:href="#__RefHeading__879_178293673" text:style-name="Index_20_Link" text:visited-style-name="Index_20_Link"><text:s/>3.4 Requisitos de performance<text:tab/>3</text:a></text:p>
          <text:p text:style-name="P21"><text:a xlink:type="simple" xlink:href="#__RefHeading__881_178293673" text:style-name="Index_20_Link" text:visited-style-name="Index_20_Link"><text:s/>3.5 Requisitos de banco de dados lógico<text:tab/>3</text:a></text:p>
          <text:p text:style-name="P21"><text:a xlink:type="simple" xlink:href="#__RefHeading__883_178293673" text:style-name="Index_20_Link" text:visited-style-name="Index_20_Link"><text:s/>3.6 Restrições de projeto<text:tab/>3</text:a></text:p>
          <text:p text:style-name="P21"><text:a xlink:type="simple" xlink:href="#__RefHeading__885_178293673" text:style-name="Index_20_Link" text:visited-style-name="Index_20_Link"><text:s/>3.7 Atributos do sistema<text:tab/>4</text:a></text:p>
          <text:p text:style-name="P21"><text:a xlink:type="simple" xlink:href="#__RefHeading__887_178293673" text:style-name="Index_20_Link" text:visited-style-name="Index_20_Link"><text:s/>3.8 Informações de apoio<text:tab/>4</text:a></text:p>
          <text:p text:style-name="P24"><text:a xlink:type="simple" xlink:href="#__RefHeading__759_178293673" text:style-name="Index_20_Link" text:visited-style-name="Index_20_Link"><text:s/>4 Verificação<text:tab/>4</text:a></text:p>
          <text:p text:style-name="P24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20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3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2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18" text:outline-level="2"><text:bookmark-start text:name="__RefHeading__316_1718199057"/>Visão Geral do Produto<text:bookmark-end text:name="__RefHeading__316_1718199057"/></text:h>
      <text:h text:style-name="P22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22" text:outline-level="3"><text:bookmark-start text:name="__RefHeading__320_1718199057"/>Funções do produto<text:bookmark-end text:name="__RefHeading__320_1718199057"/></text:h>
      <text:p text:style-name="P5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5"><text:tab/>A base de dados da Biblioteca da Universidade poderá ser consultada para facilitar a indicação das bibliografias dos planos, indicando exemplares disponíveis na unidade setorial. </text:p>
      <text:h text:style-name="P22" text:outline-level="3"><text:bookmark-start text:name="__RefHeading__322_1718199057"/>Características dos usuários<text:bookmark-end text:name="__RefHeading__322_1718199057"/></text:h>
      <text:p text:style-name="P4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4"><text:span text:style-name="T1">Professores</text:span>: Os professores serão responsáveis pela criação e edição dos planos de aula das disciplinas em que foram designados. </text:p>
      <text:h text:style-name="P23" text:outline-level="3"><text:bookmark-start text:name="__RefHeading__324_1718199057"/>Restrições [visão alto nível]<text:bookmark-end text:name="__RefHeading__324_1718199057"/></text:h>
      <text:p text:style-name="P11">[limitações de hardware – indicar a configuração do hardware atual]</text:p>
      <text:p text:style-name="P11">[interfaces para outras aplicações - nenhuma]</text:p>
      <text:p text:style-name="P11">[operação paralela – sim, mais de um professor usará o sistema ao mesmo tempo poderão trabalhar no mesmo plano]</text:p>
      <text:p text:style-name="P11">[algum requisito de qualidade crítico como disponibilidade ]</text:p>
      <text:p text:style-name="P11">[criticidade da aplicação – a não operação leva algum problema maior?]</text:p>
      <text:p text:style-name="P11"><text:soft-page-break/>[considerações de segurança – acesso ]</text:p>
      <text:p text:style-name="P16">[algum sistema operacional específico?]</text:p>
      <text:p text:style-name="P11"/>
      <text:p text:style-name="P3"><text:tab/>. </text:p>
      <text:h text:style-name="P19" text:outline-level="2"><text:bookmark-start text:name="__RefHeading__326_1718199057"/>Definições<text:bookmark-end text:name="__RefHeading__326_1718199057"/></text:h>
      <text:p text:style-name="P16">[definição de termos]</text:p>
      <text:p text:style-name="P16">SIPA</text:p>
      <text:p text:style-name="P16">SIGERA</text:p>
      <text:p text:style-name="P16"/>
      <text:h text:style-name="Heading_20_1" text:outline-level="1"><text:bookmark-start text:name="__RefHeading__755_178293673"/>Referências<text:bookmark-end text:name="__RefHeading__755_178293673"/></text:h>
      <text:p text:style-name="P16">[ISO seria uma referência?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2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2365422290567229070" text:style-name="L4">
        <text:list-item>
          <text:p text:style-name="P14">nome;</text:p>
        </text:list-item>
        <text:list-item>
          <text:p text:style-name="P14">propósito</text:p>
        </text:list-item>
        <text:list-item>
          <text:p text:style-name="P14">fonte ou destino;</text:p>
        </text:list-item>
        <text:list-item>
          <text:p text:style-name="P14">timing?</text:p>
        </text:list-item>
        <text:list-item>
          <text:p text:style-name="P14">Formatos de dados?</text:p>
          <text:p text:style-name="P14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P9">[requisitos funcionais]</text:p>
      <text:p text:style-name="P16">identificação;</text:p>
      <text:p text:style-name="P16">prioridade;</text:p>
      <text:p text:style-name="P16">dependência;</text:p>
      <text:p text:style-name="P16">risco;</text:p>
      <text:p text:style-name="P16">fonte;</text:p>
      <text:p text:style-name="P16">tipo;</text:p>
      <text:list xml:id="list173466347629642597" text:style-name="L6">
        <text:list-item>
          <text:p text:style-name="P15">entradas validas;</text:p>
        </text:list-item>
        <text:list-item>
          <text:p text:style-name="P15"><text:soft-page-break/>sequencia das operações</text:p>
        </text:list-item>
        <text:list-item>
          <text:p text:style-name="P15">resposta a situações anormais </text:p>
          <text:list>
            <text:list-item>
              <text:p text:style-name="P15">estouro de memória;</text:p>
            </text:list-item>
            <text:list-item>
              <text:p text:style-name="P15">recuperação...</text:p>
            </text:list-item>
          </text:list>
        </text:list-item>
        <text:list-item>
          <text:p text:style-name="P15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Text_20_body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Text_20_body"><text:tab/>O software deverá ser executado em um servidor com as seguintes características:</text:p>
      <text:list xml:id="list2872160352635457603" text:style-name="L1">
        <text:list-item>
          <text:p text:style-name="P8">Processador</text:p>
        </text:list-item>
        <text:list-item>
          <text:p text:style-name="P8">X GB de memória RAM</text:p>
        </text:list-item>
        <text:list-item>
          <text:p text:style-name="P8">Y de armazenamento</text:p>
        </text:list-item>
        <text:list-item>
          <text:p text:style-name="P8">Servidor de aplicações TomCat</text:p>
        </text:list-item>
        <text:list-item>
          <text:p text:style-name="P8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[frequência de uso do sistema]</text:p>
      <text:p text:style-name="P12">[entidades de dados e seus relacionamentos]</text:p>
      <text:p text:style-name="P12">[restrições de integridade]</text:p>
      <text:p text:style-name="P12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9">[desenvolvimento web??]</text:p>
      <text:p text:style-name="P12">[padrões externos]</text:p>
      <text:p text:style-name="P12">[alguma limitação do projeto]</text:p>
      <text:p text:style-name="P12"/>
      <text:h text:style-name="Heading_20_2" text:outline-level="2"><text:bookmark-start text:name="__RefHeading__885_178293673"/>Atributos do sistema<text:bookmark-end text:name="__RefHeading__885_178293673"/></text:h>
      <text:p text:style-name="P12">[confiança]</text:p>
      <text:p text:style-name="P12"><text:soft-page-break/>[disponibilidade]</text:p>
      <text:p text:style-name="P12">[segurança – são dados sigilosos?]</text:p>
      <text:p text:style-name="P12">[manutenibilidade] – complexidade ciclomatica</text:p>
      <text:p text:style-name="P12">[portabilidade] </text:p>
      <text:p text:style-name="P12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6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6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3834889454551848983" text:style-name="L2">
        <text:list-item>
          <text:list>
            <text:list-header>
              <text:p text:style-name="P17"/>
              <text:p text:style-name="P1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02T17:30:09</dc:date>
    <meta:editing-duration>PT7M</meta:editing-duration>
    <meta:editing-cycles>6</meta:editing-cycles>
    <meta:generator>LibreOffice/4.0.4.2$Linux_X86_64 LibreOffice_project/400m0$Build-2</meta:generator>
    <meta:document-statistic meta:table-count="0" meta:image-count="0" meta:object-count="0" meta:page-count="5" meta:paragraph-count="110" meta:word-count="668" meta:character-count="4442" meta:non-whitespace-character-count="3833"/>
  </office:meta>
</office:document-meta>
</file>